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0003f" style:font-size-asian="12pt" style:font-size-complex="12pt"/>
    </style:style>
    <style:style style:name="P6" style:family="paragraph" style:parent-style-name="Standard" style:master-page-name="Default_20_Style18">
      <style:paragraph-properties fo:margin-top="0cm" fo:margin-bottom="0cm" loext:contextual-spacing="false" style:page-number="auto"/>
      <style:text-properties officeooo:paragraph-rsid="0010003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003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0003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0003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0003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0003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0003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003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0003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9:11Z69"/>SURAT KEPUTUSAN</text:p>
      <text:p text:style-name="P9">No. / 422 / 454 /Adm.Sek</text:p>
      <text:p text:style-name="P10"/>
      <text:p text:style-name="P11">Berdasarkan :</text:p>
      <text:list xml:id="list1487222773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EKA DHEWI YANTI</text:span></text:p>
      <text:p text:style-name="P13"><text:span text:style-name="T2"><text:tab/><text:tab/>Tempat, Tanggal Lahir<text:tab/>: Wonogiri, 14-08-2002</text:span></text:p>
      <text:p text:style-name="P13"><text:span text:style-name="T2"><text:tab/><text:tab/>NISN<text:tab/><text:tab/><text:tab/><text:tab/>: 0022576994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09:11Z7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9:11Z7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9:11Z69"/><text:bookmark-end text:name="_Hlk481362583MailMergeMark2020-05-06T04:09:11Z7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8:59.643883709</meta:creation-date>
    <dc:date>2020-05-06T04:09:45.791783951</dc:date>
    <meta:print-date>2020-05-04T04:53:00</meta:print-date>
    <meta:editing-cycles>14</meta:editing-cycles>
    <meta:editing-duration>PT55M2S</meta:editing-duration>
    <meta:document-statistic meta:table-count="0" meta:image-count="37" meta:object-count="0" meta:page-count="1" meta:paragraph-count="246" meta:word-count="1591" meta:character-count="11194" meta:non-whitespace-character-count="980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